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36cm" fo:min-width="4.72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1.35cm"/>
    </style:style>
    <style:style style:name="gr4" style:family="graphic" style:parent-style-name="standard">
      <style:graphic-properties draw:textarea-horizontal-align="justify" draw:textarea-vertical-align="middle" draw:auto-grow-height="false" fo:min-height="0.821cm" fo:min-width="3.53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6.1cm"/>
    </style:style>
    <style:style style:name="gr12" style:family="graphic" style:parent-style-name="standard">
      <style:graphic-properties draw:textarea-horizontal-align="justify" draw:textarea-vertical-align="middle" draw:auto-grow-height="false" fo:min-height="2.188cm" fo:min-width="7.1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3cm" svg:height="2.2cm" svg:x="5.9cm" svg:y="4.1cm">
          <text:p text:style-name="P1">Podaj liczbę</text:p>
          <text:p text:style-name="P1">całkowitą(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cm" svg:height="2.7cm" svg:x="5.9cm" svg:y="7.1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cm" svg:height="3.9cm" svg:x="16cm" svg:y="12.2cm">
          <text:p text:style-name="P1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6.4cm" svg:height="1.7cm" svg:x="4.7cm" svg:y="15cm">
          <text:p text:style-name="P1">Podaj liczbę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cm" svg:height="2.7cm" svg:x="3.1cm" svg:y="18.9cm">
          <text:p text:style-name="P1">Iloczyn <text:s/>= iloczyn * 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cm" svg:height="2.2cm" svg:x="12.6cm" svg:y="17.5cm">
          <text:p text:style-name="P1">Wypisz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4.6cm" svg:height="1.8cm" svg:x="5cm" svg:y="22.9cm">
          <text:p text:style-name="P1">i;i+1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3cm" svg:y1="3.3cm" svg:x2="10.3cm" svg:y2="4.3cm">
          <text:p/>
        </draw:line>
        <draw:line draw:style-name="gr6" draw:text-style-name="P2" draw:layer="layout" svg:x1="10.1cm" svg:y1="6.3cm" svg:x2="10.1cm" svg:y2="7.3cm">
          <text:p/>
        </draw:line>
        <draw:line draw:style-name="gr6" draw:text-style-name="P2" draw:layer="layout" svg:x1="10cm" svg:y1="9.8cm" svg:x2="10cm" svg:y2="10.8cm">
          <text:p/>
        </draw:line>
        <draw:line draw:style-name="gr6" draw:text-style-name="P2" draw:layer="layout" svg:x1="10.2cm" svg:y1="12.6cm" svg:x2="10.2cm" svg:y2="13.6cm">
          <text:p/>
        </draw:line>
        <draw:line draw:style-name="gr6" draw:text-style-name="P2" draw:layer="layout" svg:x1="17.8cm" svg:y1="16cm" svg:x2="17.8cm" svg:y2="17.5cm">
          <text:p/>
        </draw:line>
        <draw:line draw:style-name="gr6" draw:text-style-name="P2" draw:layer="layout" svg:x1="14.2cm" svg:y1="19.5cm" svg:x2="14.2cm" svg:y2="26cm">
          <text:p/>
        </draw:line>
        <draw:line draw:style-name="gr7" draw:text-style-name="P2" draw:layer="layout" svg:x1="12.5cm" svg:y1="6.3cm" svg:x2="19.1cm" svg:y2="6.3cm">
          <text:p/>
        </draw:line>
        <draw:line draw:style-name="gr7" draw:text-style-name="P2" draw:layer="layout" svg:x1="17.9cm" svg:y1="11.4cm" svg:x2="17.9cm" svg:y2="10.5cm">
          <text:p/>
        </draw:line>
        <draw:line draw:style-name="gr6" draw:text-style-name="P2" draw:layer="layout" svg:x1="7.5cm" svg:y1="16.6cm" svg:x2="7.5cm" svg:y2="18.8cm">
          <text:p/>
        </draw:line>
        <draw:line draw:style-name="gr6" draw:text-style-name="P2" draw:layer="layout" svg:x1="17.8cm" svg:y1="12.3cm" svg:x2="13.8cm" svg:y2="12.3cm">
          <text:p/>
        </draw:line>
        <draw:frame draw:style-name="gr8" draw:text-style-name="P3" draw:layer="layout" svg:width="3.6cm" svg:height="1.187cm" svg:x="15.9cm" svg:y="16.313cm">
          <draw:text-box>
            <text:p/>
          </draw:text-box>
        </draw:frame>
        <draw:frame draw:style-name="gr9" draw:text-style-name="P3" draw:layer="layout" svg:width="5.1cm" svg:height="1.2cm" svg:x="16cm" svg:y="16.3cm">
          <draw:text-box>
            <text:p>NIE</text:p>
          </draw:text-box>
        </draw:frame>
        <draw:frame draw:style-name="gr10" draw:text-style-name="P3" draw:layer="layout" svg:width="2.6cm" svg:height="1cm" svg:x="12.1cm" svg:y="13.9cm">
          <draw:text-box>
            <text:p>TAK</text:p>
          </draw:text-box>
        </draw:frame>
        <draw:custom-shape draw:style-name="gr11" draw:text-style-name="P1" draw:layer="layout" svg:width="6.6cm" svg:height="1.8cm" svg:x="7.2cm" svg:y="10.9cm">
          <text:p text:style-name="P1">I = 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9cm" svg:height="2.7cm" svg:x="7cm" svg:y="0.8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9cm" svg:height="2.7cm" svg:x="7.6cm" svg:y="25.7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6.8cm" svg:y1="15cm" svg:x2="10.8cm" svg:y2="15cm">
          <text:p/>
        </draw:line>
        <draw:line draw:style-name="gr6" draw:text-style-name="P2" draw:layer="layout" svg:x1="7.1cm" svg:y1="21.4cm" svg:x2="7.1cm" svg:y2="23.2cm">
          <text:p/>
        </draw:line>
        <draw:line draw:style-name="gr7" draw:text-style-name="P2" draw:layer="layout" svg:x1="7.4cm" svg:y1="12.2cm" svg:x2="2.1cm" svg:y2="12.2cm">
          <text:p/>
        </draw:line>
        <draw:line draw:style-name="gr7" draw:text-style-name="P2" draw:layer="layout" svg:x1="2.1cm" svg:y1="12.2cm" svg:x2="2.1cm" svg:y2="23.8cm">
          <text:p/>
        </draw:line>
        <draw:line draw:style-name="gr6" draw:text-style-name="P2" draw:layer="layout" svg:x1="2.1cm" svg:y1="23.6cm" svg:x2="5.4cm" svg:y2="2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01:39.300204275</meta:creation-date>
    <dc:date>2018-11-28T11:40:06.941499333</dc:date>
    <meta:editing-duration>PT25M57S</meta:editing-duration>
    <meta:editing-cycles>3</meta:editing-cycles>
    <meta:generator>LibreOffice/6.0.6.2$Linux_X86_64 LibreOffice_project/00m0$Build-2</meta:generator>
    <meta:document-statistic meta:object-count="28"/>
  </office:meta>
</office:document-meta>
</file>